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20600" calcext:value-type="float">
            <text:p>20600</text:p>
          </table:table-cell>
          <table:table-cell table:formula="of:=5500*4-[.D12]" office:value-type="float" office:value="1400" calcext:value-type="float">
            <text:p>1400</text:p>
          </table:table-cell>
        </table:table-row>
      </table:table>
      <table:table table:name="202003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08:35:28.143927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3-08T09:03:06.844018034</dc:date>
    <meta:editing-duration>PT5H49M20S</meta:editing-duration>
    <meta:editing-cycles>38</meta:editing-cycles>
    <meta:generator>LibreOffice/6.2.8.2$Linux_X86_64 LibreOffice_project/20$Build-2</meta:generator>
    <meta:document-statistic meta:table-count="14" meta:cell-count="468" meta:object-count="0"/>
  </office:meta>
</office:document-meta>
</file>